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P3" style:family="paragraph" style:parent-style-name="Standard">
      <style:text-properties officeooo:rsid="00213fb2" officeooo:paragraph-rsid="00213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ducation</text:p>
      <text:p text:style-name="P3"/>
      <text:p text:style-name="P3">Experience</text:p>
      <text:p text:style-name="P3"/>
      <text:p text:style-name="P3">Skills</text:p>
      <text:p text:style-name="P3"/>
      <text:p text:style-name="P3">Links</text:p>
      <text:p text:style-name="P3"/>
      <text:p text:style-name="P3">Langauges</text:p>
      <text:p text:style-name="P3"/>
      <text:p text:style-name="P3">Perso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M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ef3" style:writing-mode="lr-tb" draw:fill="solid" draw:fill-color="#fffef3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fill="solid" draw:fill-color="#fffef3"/>
    </style:style>
  </office:automatic-styles>
  <office:master-styles>
    <style:master-page style:name="Standard" style:page-layout-name="Mpm1" draw:style-name="Mdp1">
      <style:header>
        <text:p text:style-name="MP1">Max Durbin</text:p>
        <text:p text:style-name="MP2">(816)-294-4602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3T19:20:48.200341400</dc:date>
    <meta:editing-duration>PT5M27S</meta:editing-duration>
    <meta:editing-cycles>1</meta:editing-cycles>
    <meta:document-statistic meta:table-count="0" meta:image-count="0" meta:object-count="0" meta:page-count="1" meta:paragraph-count="8" meta:word-count="9" meta:character-count="71" meta:non-whitespace-character-count="70"/>
    <meta:generator>LibreOffice/7.3.7.2$Linux_X86_64 LibreOffice_project/30$Build-2</meta:generator>
  </office:meta>
</office:document-meta>
</file>